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0.92mm"/>
    </style:style>
    <style:style style:name="co3" style:family="table-column">
      <style:table-column-properties fo:break-before="auto" style:column-width="48.01mm"/>
    </style:style>
    <style:style style:name="co4" style:family="table-column">
      <style:table-column-properties fo:break-before="auto" style:column-width="132.98mm"/>
    </style:style>
    <style:style style:name="co5" style:family="table-column">
      <style:table-column-properties fo:break-before="auto" style:column-width="35.1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4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Ref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Mouser Link</text:p>
          </table:table-cell>
          <table:table-cell office:value-type="string" calcext:value-type="string">
            <text:p>Price</text:p>
          </table:table-cell>
        </table:table-row>
        <table:table-row table:style-name="ro1">
          <table:table-cell office:value-type="string" calcext:value-type="string">
            <text:p>AE1</text:p>
          </table:table-cell>
          <table:table-cell office:value-type="string" calcext:value-type="string">
            <text:p>Antenna_Loop</text:p>
          </table:table-cell>
          <table:table-cell office:value-type="string" calcext:value-type="string">
            <text:p>device:Antenna_Loop</text:p>
          </table:table-cell>
          <table:table-cell/>
          <table:table-cell office:value-type="string" calcext:value-type="string">
            <text:p>Loop Antenna symbol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T1</text:p>
          </table:table-cell>
          <table:table-cell office:value-type="string" calcext:value-type="string">
            <text:p>1020_Keystone</text:p>
          </table:table-cell>
          <table:table-cell office:value-type="string" calcext:value-type="string">
            <text:p>device:Battery_Cell</text:p>
          </table:table-cell>
          <table:table-cell/>
          <table:table-cell office:value-type="string" calcext:value-type="string">
            <text:p>single battery cell</text:p>
          </table:table-cell>
          <table:table-cell office:value-type="string" calcext:value-type="string">
            <text:p>https://au.mouser.com/productdetail/keystone-electronics/1020?qs=sGAEpiMZZMtz8P%2FeuiupSTrjL9NDorVKE%2F6SwAYv298%3D</text:p>
          </table:table-cell>
          <table:table-cell office:value-type="float" office:value="3.16" calcext:value-type="float">
            <text:p>3.16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device:CP</text:p>
          </table:table-cell>
          <table:table-cell/>
          <table:table-cell office:value-type="string" calcext:value-type="string">
            <text:p>Polarised capacitor</text:p>
          </table:table-cell>
          <table:table-cell/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device:CP</text:p>
          </table:table-cell>
          <table:table-cell/>
          <table:table-cell office:value-type="string" calcext:value-type="string">
            <text:p>Polarised capacitor</text:p>
          </table:table-cell>
          <table:table-cell/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/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/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/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/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/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/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/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100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/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/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5050_LED_RGB</text:p>
          </table:table-cell>
          <table:table-cell office:value-type="string" calcext:value-type="string">
            <text:p>ozsecdev:5050_LED_RGB</text:p>
          </table:table-cell>
          <table:table-cell/>
          <table:table-cell office:value-type="string" calcext:value-type="string">
            <text:p>5050 RGB LED</text:p>
          </table:table-cell>
          <table:table-cell/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5050_LED_RGB</text:p>
          </table:table-cell>
          <table:table-cell office:value-type="string" calcext:value-type="string">
            <text:p>ozsecdev:5050_LED_RGB</text:p>
          </table:table-cell>
          <table:table-cell/>
          <table:table-cell office:value-type="string" calcext:value-type="string">
            <text:p>5050 RGB LED</text:p>
          </table:table-cell>
          <table:table-cell/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Conn_01x07</text:p>
          </table:table-cell>
          <table:table-cell office:value-type="string" calcext:value-type="string">
            <text:p>conn:Conn_01x07</text:p>
          </table:table-cell>
          <table:table-cell/>
          <table:table-cell office:value-type="string" calcext:value-type="string">
            <text:p>Generic connector, single row, 01x07</text:p>
          </table:table-cell>
          <table:table-cell/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conn:Conn_01x04</text:p>
          </table:table-cell>
          <table:table-cell/>
          <table:table-cell office:value-type="string" calcext:value-type="string">
            <text:p>Generic connector, single row, 01x04</text:p>
          </table:table-cell>
          <table:table-cell/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conn:Conn_01x04</text:p>
          </table:table-cell>
          <table:table-cell/>
          <table:table-cell office:value-type="string" calcext:value-type="string">
            <text:p>Generic connector, single row, 01x04</text:p>
          </table:table-cell>
          <table:table-cell/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J4</text:p>
          </table:table-cell>
          <table:table-cell office:value-type="string" calcext:value-type="string">
            <text:p>USB_A</text:p>
          </table:table-cell>
          <table:table-cell office:value-type="string" calcext:value-type="string">
            <text:p>conn:USB_A</text:p>
          </table:table-cell>
          <table:table-cell/>
          <table:table-cell office:value-type="string" calcext:value-type="string">
            <text:p>USB Type A connector</text:p>
          </table:table-cell>
          <table:table-cell/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J5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conn:Conn_01x02</text:p>
          </table:table-cell>
          <table:table-cell/>
          <table:table-cell office:value-type="string" calcext:value-type="string">
            <text:p>Generic connector, single row, 01x02</text:p>
          </table:table-cell>
          <table:table-cell/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J6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conn:Conn_01x02</text:p>
          </table:table-cell>
          <table:table-cell/>
          <table:table-cell office:value-type="string" calcext:value-type="string">
            <text:p>Generic connector, single row, 01x02</text:p>
          </table:table-cell>
          <table:table-cell/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4.7uH</text:p>
          </table:table-cell>
          <table:table-cell office:value-type="string" calcext:value-type="string">
            <text:p>device:L</text:p>
          </table:table-cell>
          <table:table-cell/>
          <table:table-cell office:value-type="string" calcext:value-type="string">
            <text:p>Inductor</text:p>
          </table:table-cell>
          <table:table-cell/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/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/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2.7M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/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470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/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/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/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TPS61222DCKR</text:p>
          </table:table-cell>
          <table:table-cell office:value-type="string" calcext:value-type="string">
            <text:p>ozsecdev:TPS61222DCKR</text:p>
          </table:table-cell>
          <table:table-cell/>
          <table:table-cell office:value-type="string" calcext:value-type="string">
            <text:p>TPS6122x Low Input Voltage, 0.7V Boost Converter With 5.5μA Quiescent Current</text:p>
          </table:table-cell>
          <table:table-cell office:value-type="string" calcext:value-type="string">
            <text:p>https://au.mouser.com/productdetail/texas-instruments/tps61222dckr?qs=sGAEpiMZZMtitjHzVIkrqSrJfzSN7oNP5VXz0g2AonI%3D</text:p>
          </table:table-cell>
          <table:table-cell table:style-name="ce1" office:value-type="string" calcext:value-type="string">
            <text:p>0.986</text:p>
          </table:table-cell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STM32F042C6T6</text:p>
          </table:table-cell>
          <table:table-cell office:value-type="string" calcext:value-type="string">
            <text:p>ozsecdev:STM32F042C6T6</text:p>
          </table:table-cell>
          <table:table-cell office:value-type="string" calcext:value-type="string">
            <text:p>Housings_DFN_LQFP:LQFP-48-1EP_7x7mm_Pitch0.5mm</text:p>
          </table:table-cell>
          <table:table-cell/>
          <table:table-cell office:value-type="string" calcext:value-type="string">
            <text:p><text:a xlink:href="https://au.mouser.com/productdetail/stmicroelectronics/stm32f042c6t6?qs=sGAEpiMZZMuoKKEcg8mMKJe7FkJ93gBl1dLo0M4vKms0iQQ5eibIFQ%3D%3D" xlink:type="simple">https://au.mouser.com/productdetail/stmicroelectronics/stm32f042c6t6?qs=sGAEpiMZZMuoKKEcg8mMKJe7FkJ93gBl1dLo0M4vKms0iQQ5eibIFQ%3D%3D</text:a></text:p>
          </table:table-cell>
          <table:table-cell office:value-type="float" office:value="2.74" calcext:value-type="float">
            <text:p>2.74</text:p>
          </table:table-cell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M24SR02-YMN6T</text:p>
          </table:table-cell>
          <table:table-cell office:value-type="string" calcext:value-type="string">
            <text:p>ozsecdev:M24SR02-YMN6T</text:p>
          </table:table-cell>
          <table:table-cell table:number-columns-repeated="2"/>
          <table:table-cell office:value-type="string" calcext:value-type="string">
            <text:p><text:a xlink:href="https://au.mouser.com/ProductDetail/STMicroelectronics/M24SR02-YMN6T-2/?qs=%2Fha2pyFadugNhV5HvWz9VKdztCbjdciRx7pUcSIlJoOBnK2xWeeiGQ%3D%3D" xlink:type="simple">https://au.mouser.com/ProductDetail/STMicroelectronics/M24SR02-YMN6T-2/?qs=%2fha2pyFadugNhV5HvWz9VKdztCbjdciRx7pUcSIlJoOBnK2xWeeiGQ%3d%3d</text:a></text:p>
          </table:table-cell>
          <table:table-cell office:value-type="float" office:value="0.738" calcext:value-type="float">
            <text:p>0.738</text:p>
          </table:table-cell>
        </table:table-row>
        <table:table-row table:style-name="ro1">
          <table:table-cell table:number-columns-repeated="6"/>
          <table:table-cell table:style-name="ce2" table:formula="of:=SUM([.G2:.G32])" office:value-type="currency" office:currency="AUD" office:value="8.938" calcext:value-type="currency">
            <text:p>$8.94</text:p>
          </table:table-cell>
        </table:table-row>
        <table:table-row table:style-name="ro1">
          <table:table-cell office:value-type="string" calcext:value-type="string">
            <text:p>~31 components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CBs and Assembly</text:p>
          </table:table-cell>
          <table:table-cell table:number-columns-repeated="5"/>
          <table:table-cell office:value-type="float" office:value="4.2557" calcext:value-type="float">
            <text:p>4.2557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table:style-name="ce2" table:formula="of:=SUM([.G33:.G36])" office:value-type="currency" office:currency="AUD" office:value="13.1937" calcext:value-type="currency">
            <text:p>$13.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8T19:02:37.472898969</meta:creation-date>
    <dc:date>2018-01-08T19:21:34.202329515</dc:date>
    <meta:editing-duration>PT8M16S</meta:editing-duration>
    <meta:editing-cycles>1</meta:editing-cycles>
    <meta:document-statistic meta:table-count="1" meta:cell-count="170" meta:object-count="0"/>
    <meta:generator>LibreOffice/5.1.6.2$Linux_X86_64 LibreOffice_project/10m0$Build-2</meta:generator>
  </office:meta>
</office:document-meta>
</file>